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background-color="#00ffff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h(m)=</text:p>
          </table:table-cell>
          <table:table-cell table:style-name="ce1"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x(0.1 m/s)=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y(0.1 m/s)=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2" office:value-type="string" calcext:value-type="string">
            <text:p>T (*0.1 s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(t)</text:p>
          </table:table-cell>
          <table:table-cell table:formula="of:=[.$D$3]*[.F5]" office:value-type="float" office:value="0" calcext:value-type="float">
            <text:p>0</text:p>
          </table:table-cell>
          <table:table-cell table:formula="of:=[.$D$3]*[.G5]" office:value-type="float" office:value="50" calcext:value-type="float">
            <text:p>50</text:p>
          </table:table-cell>
          <table:table-cell table:formula="of:=[.$D$3]*[.H5]" office:value-type="float" office:value="100" calcext:value-type="float">
            <text:p>100</text:p>
          </table:table-cell>
          <table:table-cell table:formula="of:=[.$D$3]*[.I5]" office:value-type="float" office:value="150" calcext:value-type="float">
            <text:p>150</text:p>
          </table:table-cell>
          <table:table-cell table:formula="of:=[.$D$3]*[.J5]" office:value-type="float" office:value="200" calcext:value-type="float">
            <text:p>200</text:p>
          </table:table-cell>
          <table:table-cell table:formula="of:=[.$D$3]*[.K5]" office:value-type="float" office:value="250" calcext:value-type="float">
            <text:p>250</text:p>
          </table:table-cell>
          <table:table-cell table:formula="of:=[.$D$3]*[.L5]" office:value-type="float" office:value="300" calcext:value-type="float">
            <text:p>3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Y(t)</text:p>
          </table:table-cell>
          <table:table-cell table:formula="of:=[.$D$4]*[.F5]+0.5*10*[.F5]*[.F5]" office:value-type="float" office:value="0" calcext:value-type="float">
            <text:p>0</text:p>
          </table:table-cell>
          <table:table-cell table:formula="of:=[.$D$4]*[.G5]+0.5*10*[.G5]*[.G5]" office:value-type="float" office:value="10" calcext:value-type="float">
            <text:p>10</text:p>
          </table:table-cell>
          <table:table-cell table:formula="of:=[.$D$4]*[.H5]+0.5*10*[.H5]*[.H5]" office:value-type="float" office:value="30" calcext:value-type="float">
            <text:p>30</text:p>
          </table:table-cell>
          <table:table-cell table:formula="of:=[.$D$4]*[.I5]+0.5*10*[.I5]*[.I5]" office:value-type="float" office:value="60" calcext:value-type="float">
            <text:p>60</text:p>
          </table:table-cell>
          <table:table-cell table:formula="of:=[.$D$4]*[.J5]+0.5*10*[.J5]*[.J5]" office:value-type="float" office:value="100" calcext:value-type="float">
            <text:p>100</text:p>
          </table:table-cell>
          <table:table-cell table:formula="of:=[.$D$4]*[.K5]+0.5*10*[.K5]*[.K5]" office:value-type="float" office:value="150" calcext:value-type="float">
            <text:p>150</text:p>
          </table:table-cell>
          <table:table-cell table:formula="of:=[.$D$4]*[.L5]+0.5*10*[.L5]*[.L5]" office:value-type="float" office:value="210" calcext:value-type="float">
            <text:p>210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3"/>
          <table:table-cell table:formula="of:=512*4" office:value-type="float" office:value="2048" calcext:value-type="float">
            <text:p>2048</text:p>
          </table:table-cell>
          <table:table-cell table:formula="of:=256*4"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D13]*[.D13]" office:value-type="float" office:value="4194304" calcext:value-type="float">
            <text:p>4194304</text:p>
          </table:table-cell>
          <table:table-cell table:formula="of:=[.E13]*[.D13]" office:value-type="float" office:value="2097152" calcext:value-type="float">
            <text:p>209715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7:50:46.217016816</meta:creation-date>
    <dc:date>2018-11-17T23:35:58.389651962</dc:date>
    <meta:editing-duration>PT24M</meta:editing-duration>
    <meta:editing-cycles>2</meta:editing-cycles>
    <meta:generator>LibreOffice/5.1.6.2$Linux_X86_64 LibreOffice_project/10m0$Build-2</meta:generator>
    <meta:document-statistic meta:table-count="1" meta:cell-count="34" meta:object-count="0"/>
  </office:meta>
</office:document-meta>
</file>